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28.49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49cm"/>
    </style:style>
    <style:style style:name="gr10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1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none" draw:fill="none" draw:fill-color="#ffffff" fo:min-height="20.8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2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244cm"/>
    </style:style>
    <style:style style:name="gr21" style:family="graphic" style:parent-style-name="standard">
      <style:graphic-properties draw:stroke="none" draw:fill="none" draw:fill-color="#ffffff" fo:min-height="22.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2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2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8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middl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text-autospace="none"/>
      <style:text-properties fo:font-size="11pt" style:font-size-asian="11pt" style:font-size-complex="11pt"/>
    </style:style>
    <style:style style:name="P10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aa22ff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8000" fo:font-size="12pt" style:font-size-asian="12pt" style:font-size-complex="12pt"/>
    </style:style>
    <style:style style:name="T8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ba2121" fo:font-size="12pt" style:font-size-asian="12pt" style:font-size-complex="12pt"/>
    </style:style>
    <style:style style:name="T10" style:family="text">
      <style:text-properties fo:color="#0000ff" fo:font-size="12pt" style:font-size-asian="12pt" style:font-size-complex="12pt"/>
    </style:style>
    <style:style style:name="T11" style:family="text">
      <style:text-properties fo:color="#008000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ba2121" fo:font-size="11pt" style:font-size-asian="11pt" style:font-size-complex="11pt"/>
    </style:style>
    <style:style style:name="T15" style:family="text">
      <style:text-properties fo:color="#666666" fo:font-size="11pt" style:font-size-asian="11pt" style:font-size-complex="11pt"/>
    </style:style>
    <style:style style:name="T16" style:family="text">
      <style:text-properties fo:color="#0000ff" fo:font-size="11pt" style:font-size-asian="11pt" style:font-size-complex="11pt"/>
    </style:style>
    <style:style style:name="T17" style:family="text">
      <style:text-properties fo:color="#008000" fo:font-size="11pt" style:font-size-asian="11pt" style:font-size-complex="11pt"/>
    </style:style>
    <style:style style:name="T18" style:family="text">
      <style:text-properties fo:color="#aa22ff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Safe Code Part 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programming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2">Ultimately making something do what you want.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programm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action between a person and computer</text:p>
                <text:list>
                  <text:list-item>
                    <text:p>Defining what is the problem</text:p>
                  </text:list-item>
                  <text:list-item>
                    <text:p>Defining how to do the problem</text:p>
                  </text:list-item>
                </text:list>
              </text:list-item>
              <text:list-item>
                <text:p>Many problems in computer programs have to do with people</text:p>
              </text:list-item>
              <text:list-item>
                <text:p>The most important part of the interaction is the person</text:p>
                <text:list>
                  <text:list-item>
                    <text:p>All code is either a failure or lega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ost critical part of any project is manging complexity</text:p>
              </text:list-item>
              <text:list-item>
                <text:p>Code changes according to the problems and depends</text:p>
              </text:list-item>
              <text:list-item>
                <text:p>Poorly manged code becomes impossible to</text:p>
                <text:list>
                  <text:list-item>
                    <text:p>Verify correctness</text:p>
                  </text:list-item>
                  <text:list-item>
                    <text:p>Add features</text:p>
                  </text:list-item>
                  <text:list-item>
                    <text:p>Sh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wo types (No Silver Bullet):</text:p>
                <text:list>
                  <text:list-item>
                    <text:p>Essential</text:p>
                    <text:list>
                      <text:list-item>
                        <text:p>Complexity inherent to solving the problem</text:p>
                      </text:list-item>
                      <text:list-item>
                        <text:p>IE: Modeling the system, breaking parts down to basic parts, etc...</text:p>
                      </text:list-item>
                    </text:list>
                  </text:list-item>
                  <text:list-item>
                    <text:p>Accidental</text:p>
                    <text:list>
                      <text:list-item>
                        <text:p>Complexity due to building the problem</text:p>
                      </text:list-item>
                      <text:list-item>
                        <text:p>IE: Flawed design in the program, poor choice of language, poor communication of team, etc..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techniques exist to reduce accidental complexity at all levels of a program</text:p>
                <text:list>
                  <text:list-item>
                    <text:p>Object Oriented programming</text:p>
                  </text:list-item>
                  <text:list-item>
                    <text:p>Functional programming</text:p>
                  </text:list-item>
                  <text:list-item>
                    <text:p>High level languages</text:p>
                  </text:list-item>
                  <text:list-item>
                    <text:p>Version Control System (git)</text:p>
                  </text:list-item>
                  <text:list-item>
                    <text:p>Decoupling</text:p>
                  </text:list-item>
                  <text:list-item>
                    <text:p>Standard library (container types, etc…)</text:p>
                  </text:list-item>
                </text:list>
              </text:list-item>
              <text:list-item>
                <text:p>They all exist for a purpose → making it easier to develop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– 2D Grid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 have a 2D grid of zeros</text:p>
                <text:list>
                  <text:list-item>
                    <text:p>Ones represents particles</text:p>
                  </text:list-item>
                  <text:list-item>
                    <text:p>Particles move in the grid with velocity</text:p>
                  </text:list-item>
                  <text:list-item>
                    <text:p>They erase the previous position and write the next one</text:p>
                  </text:list-item>
                </text:list>
              </text:list-item>
              <text:list-item>
                <text:p>The following code is absolutely correct</text:p>
                <text:list>
                  <text:list-item>
                    <text:p>It does everything it is suppose to do</text:p>
                  </text:list-item>
                  <text:list-item>
                    <text:p>It doesn't crash or produce errors</text:p>
                  </text:list-item>
                </text:list>
              </text:list-item>
              <text:list-item>
                <text:p>Yet it is error <text:span text:style-name="T1">prone</text:span><text:span text:style-name="T2"> due to its desig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5" draw:layer="layout" svg:width="12.964cm" svg:height="28.742cm" svg:x="0.762cm" svg:y="0.508cm">
          <draw:text-box>
            <text:p text:style-name="P4"><text:span text:style-name="T3">grid </text:span><text:span text:style-name="T4">=</text:span><text:span text:style-name="T3"> [[</text:span><text:span text:style-name="T4">0</text:span><text:span text:style-name="T3">]</text:span><text:span text:style-name="T4">*5</text:span><text:span text:style-name="T3"> </text:span><text:span text:style-name="T5">for</text:span><text:span text:style-name="T3"> i </text:span><text:span text:style-name="T6">in</text:span><text:span text:style-name="T3"> </text:span><text:span text:style-name="T7">range</text:span><text:span text:style-name="T3">(</text:span><text:span text:style-name="T4">5</text:span><text:span text:style-name="T3">)]</text:span></text:p>
            <text:p text:style-name="P4"><text:span text:style-name="T3"/></text:p>
            <text:p text:style-name="P4"><text:span text:style-name="T3">x_1 </text:span><text:span text:style-name="T4">=</text:span><text:span text:style-name="T3"> </text:span><text:span text:style-name="T4">0</text:span></text:p>
            <text:p text:style-name="P4"><text:span text:style-name="T3">y_1 </text:span><text:span text:style-name="T4">=</text:span><text:span text:style-name="T3"> </text:span><text:span text:style-name="T4">0</text:span></text:p>
            <text:p text:style-name="P4"><text:span text:style-name="T3">y_velo_1 </text:span><text:span text:style-name="T4">=</text:span><text:span text:style-name="T3"> </text:span><text:span text:style-name="T4">1</text:span></text:p>
            <text:p text:style-name="P4"><text:span text:style-name="T3"/></text:p>
            <text:p text:style-name="P4"><text:span text:style-name="T3">x_2 </text:span><text:span text:style-name="T4">=</text:span><text:span text:style-name="T3"> </text:span><text:span text:style-name="T4">4</text:span></text:p>
            <text:p text:style-name="P4"><text:span text:style-name="T3">y_2 </text:span><text:span text:style-name="T4">=</text:span><text:span text:style-name="T3"> </text:span><text:span text:style-name="T4">0</text:span></text:p>
            <text:p text:style-name="P4"><text:span text:style-name="T3">y_velo_2 </text:span><text:span text:style-name="T4">=</text:span><text:span text:style-name="T3"> </text:span><text:span text:style-name="T4">1</text:span></text:p>
            <text:p text:style-name="P4"><text:span text:style-name="T3"/></text:p>
            <text:p text:style-name="P4"><text:span text:style-name="T5">for</text:span><text:span text:style-name="T3"> i </text:span><text:span text:style-name="T6">in</text:span><text:span text:style-name="T3"> </text:span><text:span text:style-name="T7">range</text:span><text:span text:style-name="T3">(</text:span><text:span text:style-name="T4">9</text:span><text:span text:style-name="T3">):</text:span></text:p>
            <text:p text:style-name="P4"><text:span text:style-name="T3"><text:s text:c="4"/></text:span><text:span text:style-name="T3">grid[y_1][x_1] </text:span><text:span text:style-name="T4">=</text:span><text:span text:style-name="T3"> </text:span><text:span text:style-name="T4">1</text:span></text:p>
            <text:p text:style-name="P4"><text:span text:style-name="T3"><text:s text:c="4"/></text:span><text:span text:style-name="T3">grid[y_2][x_2] </text:span><text:span text:style-name="T4">=</text:span><text:span text:style-name="T3"> </text:span><text:span text:style-name="T4">1</text:span></text:p>
            <text:p text:style-name="P4"><text:span text:style-name="T3"/></text:p>
            <text:p text:style-name="P4"><text:span text:style-name="T3"><text:s text:c="4"/></text:span><text:span text:style-name="T5">for</text:span><text:span text:style-name="T3"> row </text:span><text:span text:style-name="T6">in</text:span><text:span text:style-name="T3"> grid:</text:span></text:p>
            <text:p text:style-name="P4"><text:span text:style-name="T3"><text:s text:c="8"/></text:span><text:span text:style-name="T5">print</text:span><text:span text:style-name="T3">(row)</text:span></text:p>
            <text:p text:style-name="P4"><text:span text:style-name="T3"/></text:p>
            <text:p text:style-name="P4"><text:span text:style-name="T3"><text:s text:c="4"/></text:span><text:span text:style-name="T3">grid[y_1][x_1] </text:span><text:span text:style-name="T4">=</text:span><text:span text:style-name="T3"> </text:span><text:span text:style-name="T4">0</text:span></text:p>
            <text:p text:style-name="P4"><text:span text:style-name="T3"><text:s text:c="4"/></text:span><text:span text:style-name="T3">grid[y_2][x_2] </text:span><text:span text:style-name="T4">=</text:span><text:span text:style-name="T3"> </text:span><text:span text:style-name="T4">0</text:span></text:p>
            <text:p text:style-name="P4"><text:span text:style-name="T3"/></text:p>
            <text:p text:style-name="P4"><text:span text:style-name="T3"><text:s text:c="4"/></text:span><text:span text:style-name="T5">if</text:span><text:span text:style-name="T3"> y_1 </text:span><text:span text:style-name="T4">&lt;</text:span><text:span text:style-name="T3"> </text:span><text:span text:style-name="T4">0</text:span><text:span text:style-name="T3"> </text:span><text:span text:style-name="T6">or</text:span><text:span text:style-name="T3"> y_1 </text:span><text:span text:style-name="T4">&gt;=</text:span><text:span text:style-name="T3"> </text:span><text:span text:style-name="T4">4</text:span><text:span text:style-name="T3">:</text:span></text:p>
            <text:p text:style-name="P4"><text:span text:style-name="T3"><text:s text:c="8"/></text:span><text:span text:style-name="T3">y_velo_1 </text:span><text:span text:style-name="T4">*=</text:span><text:span text:style-name="T3"> </text:span><text:span text:style-name="T4">-1</text:span></text:p>
            <text:p text:style-name="P4"><text:span text:style-name="T3"><text:s text:c="4"/></text:span><text:span text:style-name="T5">if</text:span><text:span text:style-name="T3"> y_2 </text:span><text:span text:style-name="T4">&lt;</text:span><text:span text:style-name="T3"> </text:span><text:span text:style-name="T4">0</text:span><text:span text:style-name="T3"> </text:span><text:span text:style-name="T6">or</text:span><text:span text:style-name="T3"> y_2 </text:span><text:span text:style-name="T4">&gt;=</text:span><text:span text:style-name="T3"> </text:span><text:span text:style-name="T4">4</text:span><text:span text:style-name="T3">:</text:span></text:p>
            <text:p text:style-name="P4"><text:span text:style-name="T3"><text:s text:c="8"/></text:span><text:span text:style-name="T3">y_velo_2 </text:span><text:span text:style-name="T4">*=</text:span><text:span text:style-name="T3"> </text:span><text:span text:style-name="T4">-1</text:span></text:p>
            <text:p text:style-name="P4"><text:span text:style-name="T3"><text:s text:c="4"/></text:span></text:p>
            <text:p text:style-name="P4"><text:span text:style-name="T3"><text:s text:c="4"/></text:span><text:span text:style-name="T3">y_1 </text:span><text:span text:style-name="T4">+=</text:span><text:span text:style-name="T3"> y_velo_1</text:span></text:p>
            <text:p text:style-name="P4"><text:span text:style-name="T3"><text:s text:c="4"/></text:span><text:span text:style-name="T3">y_2 </text:span><text:span text:style-name="T4">+=</text:span><text:span text:style-name="T3"> y_velo_2</text:span></text:p>
            <text:p text:style-name="P4"><text:span text:style-name="T3"/></text:p>
            <text:p text:style-name="P4"><text:span text:style-name="T3"><text:s text:c="4"/></text:span><text:span text:style-name="T5">print</text:span><text:span text:style-name="T3">()</text:span></text:p>
          </draw:text-box>
        </draw:frame>
        <draw:frame draw:style-name="gr3" draw:text-style-name="P6" draw:layer="layout" svg:width="11.43cm" svg:height="6.65cm" svg:x="9.652cm" svg:y="1.778cm">
          <draw:text-box>
            <text:list text:style-name="L1">
              <text:list-item>
                <text:p>What is wrong with this code?</text:p>
                <text:p/>
              </text:list-item>
              <text:list-item>
                <text:p>Nearly everything</text:p>
                <text:p/>
              </text:list-item>
              <text:list-item>
                <text:p>Even if it was commented, it wouldn't help at all</text:p>
                <text:p/>
              </text:list-item>
              <text:list-item>
                <text:p>Doesn't handle x velocity because it was painful to wr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5" draw:layer="layout" svg:width="12.964cm" svg:height="28.742cm" svg:x="0.762cm" svg:y="0.508cm">
          <draw:text-box>
            <text:p text:style-name="P4"><text:span text:style-name="T3">grid </text:span><text:span text:style-name="T4">=</text:span><text:span text:style-name="T3"> [[</text:span><text:span text:style-name="T4">0</text:span><text:span text:style-name="T3">]</text:span><text:span text:style-name="T4">*5</text:span><text:span text:style-name="T3"> </text:span><text:span text:style-name="T5">for</text:span><text:span text:style-name="T3"> i </text:span><text:span text:style-name="T6">in</text:span><text:span text:style-name="T3"> </text:span><text:span text:style-name="T7">range</text:span><text:span text:style-name="T3">(</text:span><text:span text:style-name="T4">5</text:span><text:span text:style-name="T3">)]</text:span></text:p>
            <text:p text:style-name="P4"><text:span text:style-name="T3"/></text:p>
            <text:p text:style-name="P4"><text:span text:style-name="T3">x_1 </text:span><text:span text:style-name="T4">=</text:span><text:span text:style-name="T3"> </text:span><text:span text:style-name="T4">0</text:span></text:p>
            <text:p text:style-name="P4"><text:span text:style-name="T3">y_1 </text:span><text:span text:style-name="T4">=</text:span><text:span text:style-name="T3"> </text:span><text:span text:style-name="T4">0</text:span></text:p>
            <text:p text:style-name="P4"><text:span text:style-name="T3">y_velo_1 </text:span><text:span text:style-name="T4">=</text:span><text:span text:style-name="T3"> </text:span><text:span text:style-name="T4">1</text:span></text:p>
            <text:p text:style-name="P4"><text:span text:style-name="T3"/></text:p>
            <text:p text:style-name="P4"><text:span text:style-name="T3">x_2 </text:span><text:span text:style-name="T4">=</text:span><text:span text:style-name="T3"> </text:span><text:span text:style-name="T4">4</text:span></text:p>
            <text:p text:style-name="P4"><text:span text:style-name="T3">y_2 </text:span><text:span text:style-name="T4">=</text:span><text:span text:style-name="T3"> </text:span><text:span text:style-name="T4">0</text:span></text:p>
            <text:p text:style-name="P4"><text:span text:style-name="T3">y_velo_2 </text:span><text:span text:style-name="T4">=</text:span><text:span text:style-name="T3"> </text:span><text:span text:style-name="T4">1</text:span></text:p>
            <text:p text:style-name="P4"><text:span text:style-name="T3"/></text:p>
            <text:p text:style-name="P4"><text:span text:style-name="T5">for</text:span><text:span text:style-name="T3"> i </text:span><text:span text:style-name="T6">in</text:span><text:span text:style-name="T3"> </text:span><text:span text:style-name="T7">range</text:span><text:span text:style-name="T3">(</text:span><text:span text:style-name="T4">9</text:span><text:span text:style-name="T3">):</text:span></text:p>
            <text:p text:style-name="P4"><text:span text:style-name="T3"><text:s text:c="4"/></text:span><text:span text:style-name="T3">grid[y_1][x_1] </text:span><text:span text:style-name="T4">=</text:span><text:span text:style-name="T3"> </text:span><text:span text:style-name="T4">1</text:span></text:p>
            <text:p text:style-name="P4"><text:span text:style-name="T3"><text:s text:c="4"/></text:span><text:span text:style-name="T3">grid[y_2][x_2] </text:span><text:span text:style-name="T4">=</text:span><text:span text:style-name="T3"> </text:span><text:span text:style-name="T4">1</text:span></text:p>
            <text:p text:style-name="P4"><text:span text:style-name="T3"/></text:p>
            <text:p text:style-name="P4"><text:span text:style-name="T3"><text:s text:c="4"/></text:span><text:span text:style-name="T5">for</text:span><text:span text:style-name="T3"> row </text:span><text:span text:style-name="T6">in</text:span><text:span text:style-name="T3"> grid:</text:span></text:p>
            <text:p text:style-name="P4"><text:span text:style-name="T3"><text:s text:c="8"/></text:span><text:span text:style-name="T5">print</text:span><text:span text:style-name="T3">(row)</text:span></text:p>
            <text:p text:style-name="P4"><text:span text:style-name="T3"/></text:p>
            <text:p text:style-name="P4"><text:span text:style-name="T3"><text:s text:c="4"/></text:span><text:span text:style-name="T3">grid[y_1][x_1] </text:span><text:span text:style-name="T4">=</text:span><text:span text:style-name="T3"> </text:span><text:span text:style-name="T4">0</text:span></text:p>
            <text:p text:style-name="P4"><text:span text:style-name="T3"><text:s text:c="4"/></text:span><text:span text:style-name="T3">grid[y_2][x_2] </text:span><text:span text:style-name="T4">=</text:span><text:span text:style-name="T3"> </text:span><text:span text:style-name="T4">0</text:span></text:p>
            <text:p text:style-name="P4"><text:span text:style-name="T3"/></text:p>
            <text:p text:style-name="P4"><text:span text:style-name="T3"><text:s text:c="4"/></text:span><text:span text:style-name="T5">if</text:span><text:span text:style-name="T3"> y_1 </text:span><text:span text:style-name="T4">&lt;</text:span><text:span text:style-name="T3"> </text:span><text:span text:style-name="T4">0</text:span><text:span text:style-name="T3"> </text:span><text:span text:style-name="T6">or</text:span><text:span text:style-name="T3"> y_1 </text:span><text:span text:style-name="T4">&gt;=</text:span><text:span text:style-name="T3"> </text:span><text:span text:style-name="T4">4</text:span><text:span text:style-name="T3">:</text:span></text:p>
            <text:p text:style-name="P4"><text:span text:style-name="T3"><text:s text:c="8"/></text:span><text:span text:style-name="T3">y_velo_1 </text:span><text:span text:style-name="T4">*=</text:span><text:span text:style-name="T3"> </text:span><text:span text:style-name="T4">-1</text:span></text:p>
            <text:p text:style-name="P4"><text:span text:style-name="T3"><text:s text:c="4"/></text:span><text:span text:style-name="T5">if</text:span><text:span text:style-name="T3"> y_2 </text:span><text:span text:style-name="T4">&lt;</text:span><text:span text:style-name="T3"> </text:span><text:span text:style-name="T4">0</text:span><text:span text:style-name="T3"> </text:span><text:span text:style-name="T6">or</text:span><text:span text:style-name="T3"> y_2 </text:span><text:span text:style-name="T4">&gt;=</text:span><text:span text:style-name="T3"> </text:span><text:span text:style-name="T4">4</text:span><text:span text:style-name="T3">:</text:span></text:p>
            <text:p text:style-name="P4"><text:span text:style-name="T3"><text:s text:c="8"/></text:span><text:span text:style-name="T3">y_velo_2 </text:span><text:span text:style-name="T4">*=</text:span><text:span text:style-name="T3"> </text:span><text:span text:style-name="T4">-1</text:span></text:p>
            <text:p text:style-name="P4"><text:span text:style-name="T3"><text:s text:c="4"/></text:span></text:p>
            <text:p text:style-name="P4"><text:span text:style-name="T3"><text:s text:c="4"/></text:span><text:span text:style-name="T3">y_1 </text:span><text:span text:style-name="T4">+=</text:span><text:span text:style-name="T3"> y_velo_1</text:span></text:p>
            <text:p text:style-name="P4"><text:span text:style-name="T3"><text:s text:c="4"/></text:span><text:span text:style-name="T3">y_2 </text:span><text:span text:style-name="T4">+=</text:span><text:span text:style-name="T3"> y_velo_2</text:span></text:p>
            <text:p text:style-name="P4"><text:span text:style-name="T3"/></text:p>
            <text:p text:style-name="P4"><text:span text:style-name="T3"><text:s text:c="4"/></text:span><text:span text:style-name="T5">print</text:span><text:span text:style-name="T3">()</text:span></text:p>
          </draw:text-box>
        </draw:frame>
        <draw:line draw:style-name="gr4" draw:text-style-name="P8" draw:layer="layout" svg:x1="9.652cm" svg:y1="2.54cm" svg:x2="4.064cm" svg:y2="2.54cm">
          <text:p/>
        </draw:line>
        <draw:frame draw:style-name="gr5" draw:text-style-name="P6" draw:layer="layout" svg:width="7.112cm" svg:height="1.195cm" svg:x="10.16cm" svg:y="1.778cm">
          <draw:text-box>
            <text:p/>
          </draw:text-box>
        </draw:frame>
        <draw:frame draw:style-name="gr6" draw:text-style-name="P6" draw:layer="layout" svg:width="0.502cm" svg:height="1.195cm" svg:x="10.16cm" svg:y="2.54cm">
          <draw:text-box>
            <text:p/>
          </draw:text-box>
        </draw:frame>
        <draw:frame draw:style-name="gr7" draw:text-style-name="P6" draw:layer="layout" svg:width="9.916cm" svg:height="2.54cm" svg:x="10.15cm" svg:y="2.032cm">
          <draw:text-box>
            <text:p>Raw variables names lead to typo errors because they are so similar</text:p>
          </draw:text-box>
        </draw:frame>
        <draw:line draw:style-name="gr4" draw:text-style-name="P8" draw:layer="layout" svg:x1="9.906cm" svg:y1="6.35cm" svg:x2="5.842cm" svg:y2="6.35cm">
          <text:p/>
        </draw:line>
        <draw:frame draw:style-name="gr8" draw:text-style-name="P6" draw:layer="layout" svg:width="11.526cm" svg:height="0.962cm" svg:x="10.414cm" svg:y="5.842cm">
          <draw:text-box>
            <text:p>Impossible to add hundreds of particles</text:p>
          </draw:text-box>
        </draw:frame>
        <draw:line draw:style-name="gr4" draw:text-style-name="P8" draw:layer="layout" svg:x1="10.16cm" svg:y1="10.668cm" svg:x2="6.858cm" svg:y2="10.668cm">
          <text:p/>
        </draw:line>
        <draw:frame draw:style-name="gr9" draw:text-style-name="P6" draw:layer="layout" svg:width="7.749cm" svg:height="0.962cm" svg:x="10.414cm" svg:y="10.214cm">
          <draw:text-box>
            <text:p>Meaningless literal values</text:p>
          </draw:text-box>
        </draw:frame>
        <draw:line draw:style-name="gr10" draw:text-style-name="P8" draw:layer="layout" svg:x1="10.414cm" svg:y1="8.128cm" svg:x2="3.556cm" svg:y2="4.318cm">
          <text:p/>
        </draw:line>
        <draw:line draw:style-name="gr11" draw:text-style-name="P8" draw:layer="layout" svg:x1="10.414cm" svg:y1="8.128cm" svg:x2="5.588cm" svg:y2="7.112cm">
          <text:p/>
        </draw:line>
        <draw:line draw:style-name="gr11" draw:text-style-name="P8" draw:layer="layout" svg:x1="10.414cm" svg:y1="8.128cm" svg:x2="6.096cm" svg:y2="9.398cm">
          <text:p/>
        </draw:line>
        <draw:line draw:style-name="gr11" draw:text-style-name="P8" draw:layer="layout" svg:x1="10.414cm" svg:y1="8.128cm" svg:x2="6.858cm" svg:y2="11.684cm">
          <text:p/>
        </draw:line>
        <draw:line draw:style-name="gr11" draw:text-style-name="P8" draw:layer="layout" svg:x1="10.414cm" svg:y1="8.128cm" svg:x2="6.604cm" svg:y2="13.462cm">
          <text:p/>
        </draw:line>
        <draw:frame draw:style-name="gr12" draw:text-style-name="P6" draw:layer="layout" svg:width="11.915cm" svg:height="0.962cm" svg:x="10.668cm" svg:y="7.674cm">
          <draw:text-box>
            <text:p>Repeated code that does the same thing</text:p>
          </draw:text-box>
        </draw:frame>
        <draw:line draw:style-name="gr11" draw:text-style-name="P8" draw:layer="layout" svg:x1="10.414cm" svg:y1="8.128cm" svg:x2="4.064cm" svg:y2="2.794cm">
          <text:p/>
        </draw:line>
        <draw:frame draw:style-name="gr13" draw:text-style-name="P6" draw:layer="layout" svg:width="12.192cm" svg:height="3.095cm" svg:x="9.906cm" svg:y="12.954cm">
          <draw:text-box>
            <text:list text:style-name="L1">
              <text:list-item>
                <text:p>Impossible to expand on code</text:p>
              </text:list-item>
              <text:list-item>
                <text:p>Infeasible to figure out what code is responsible for what</text:p>
              </text:list-item>
              <text:list-item>
                <text:p>Easily adaptable to object orien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5" draw:layer="layout" svg:width="14.478cm" svg:height="21.093cm" svg:x="0.508cm" svg:y="0.254cm">
          <draw:text-box>
            <text:p text:style-name="P4"><text:span text:style-name="T5">from</text:span><text:span text:style-name="T3"> </text:span><text:span text:style-name="T8">namedlist</text:span><text:span text:style-name="T3"> </text:span><text:span text:style-name="T5">import</text:span><text:span text:style-name="T3"> namedlist</text:span></text:p>
            <text:p text:style-name="P4"><text:span text:style-name="T3"/></text:p>
            <text:p text:style-name="P4"><text:span text:style-name="T5">class</text:span><text:span text:style-name="T3"> </text:span><text:span text:style-name="T8">Point</text:span><text:span text:style-name="T3">(namedlist(</text:span><text:span text:style-name="T9">"Point"</text:span><text:span text:style-name="T3">, </text:span><text:span text:style-name="T9">"x y x_velo y_velo"</text:span><text:span text:style-name="T3">, default </text:span><text:span text:style-name="T4">=</text:span><text:span text:style-name="T3"> </text:span><text:span text:style-name="T4">0</text:span><text:span text:style-name="T3">)):</text:span></text:p>
            <text:p text:style-name="P4"><text:span text:style-name="T3"><text:s text:c="4"/></text:span><text:span text:style-name="T5">def</text:span><text:span text:style-name="T3"> </text:span><text:span text:style-name="T10">move</text:span><text:span text:style-name="T3">(</text:span><text:span text:style-name="T7">self</text:span><text:span text:style-name="T3">):</text:span></text:p>
            <text:p text:style-name="P4"><text:span text:style-name="T3"><text:s text:c="8"/></text:span><text:span text:style-name="T7">self</text:span><text:span text:style-name="T4">.</text:span><text:span text:style-name="T3">x </text:span><text:span text:style-name="T4">+=</text:span><text:span text:style-name="T3"> </text:span><text:span text:style-name="T7">self</text:span><text:span text:style-name="T4">.</text:span><text:span text:style-name="T3">x_velo</text:span></text:p>
            <text:p text:style-name="P4"><text:span text:style-name="T3"><text:s text:c="8"/></text:span><text:span text:style-name="T7">self</text:span><text:span text:style-name="T4">.</text:span><text:span text:style-name="T3">y </text:span><text:span text:style-name="T4">+=</text:span><text:span text:style-name="T3"> </text:span><text:span text:style-name="T7">self</text:span><text:span text:style-name="T4">.</text:span><text:span text:style-name="T3">y_velo</text:span></text:p>
            <text:p text:style-name="P4"><text:span text:style-name="T3"/></text:p>
            <text:p text:style-name="P4"><text:span text:style-name="T3"><text:s text:c="4"/></text:span><text:span text:style-name="T5">def</text:span><text:span text:style-name="T3"> </text:span><text:span text:style-name="T10">bounce</text:span><text:span text:style-name="T3">(</text:span><text:span text:style-name="T7">self</text:span><text:span text:style-name="T3">, grid_size):</text:span></text:p>
            <text:p text:style-name="P4"><text:span text:style-name="T3"><text:s text:c="8"/></text:span><text:span text:style-name="T5">if</text:span><text:span text:style-name="T3"> </text:span><text:span text:style-name="T7">self</text:span><text:span text:style-name="T4">.</text:span><text:span text:style-name="T3">x </text:span><text:span text:style-name="T4">&lt;</text:span><text:span text:style-name="T3"> </text:span><text:span text:style-name="T4">0</text:span><text:span text:style-name="T3"> </text:span><text:span text:style-name="T6">or</text:span><text:span text:style-name="T3"> </text:span><text:span text:style-name="T7">self</text:span><text:span text:style-name="T4">.</text:span><text:span text:style-name="T3">x </text:span><text:span text:style-name="T4">&gt;</text:span><text:span text:style-name="T3"> grid_size </text:span><text:span text:style-name="T4">-</text:span><text:span text:style-name="T3"> </text:span><text:span text:style-name="T4">1</text:span><text:span text:style-name="T3">:</text:span></text:p>
            <text:p text:style-name="P4"><text:span text:style-name="T3"><text:s text:c="12"/></text:span><text:span text:style-name="T7">self</text:span><text:span text:style-name="T4">.</text:span><text:span text:style-name="T3">x_velo </text:span><text:span text:style-name="T4">*=</text:span><text:span text:style-name="T3"> </text:span><text:span text:style-name="T4">-1</text:span></text:p>
            <text:p text:style-name="P4"><text:span text:style-name="T3"><text:s text:c="12"/></text:span><text:span text:style-name="T7">self</text:span><text:span text:style-name="T4">.</text:span><text:span text:style-name="T3">x </text:span><text:span text:style-name="T4">+=</text:span><text:span text:style-name="T3"> </text:span><text:span text:style-name="T7">self</text:span><text:span text:style-name="T4">.</text:span><text:span text:style-name="T3">x_velo</text:span></text:p>
            <text:p text:style-name="P4"><text:span text:style-name="T3"/></text:p>
            <text:p text:style-name="P4"><text:span text:style-name="T3"><text:s text:c="8"/></text:span><text:span text:style-name="T5">if</text:span><text:span text:style-name="T3"> </text:span><text:span text:style-name="T7">self</text:span><text:span text:style-name="T4">.</text:span><text:span text:style-name="T3">y </text:span><text:span text:style-name="T4">&lt;</text:span><text:span text:style-name="T3"> </text:span><text:span text:style-name="T4">0</text:span><text:span text:style-name="T3"> </text:span><text:span text:style-name="T6">or</text:span><text:span text:style-name="T3"> </text:span><text:span text:style-name="T7">self</text:span><text:span text:style-name="T4">.</text:span><text:span text:style-name="T3">y </text:span><text:span text:style-name="T4">&gt;</text:span><text:span text:style-name="T3"> grid_size </text:span><text:span text:style-name="T4">-</text:span><text:span text:style-name="T3"> </text:span><text:span text:style-name="T4">1</text:span><text:span text:style-name="T3">:</text:span></text:p>
            <text:p text:style-name="P4"><text:span text:style-name="T3"><text:s text:c="12"/></text:span><text:span text:style-name="T7">self</text:span><text:span text:style-name="T4">.</text:span><text:span text:style-name="T3">y_velo </text:span><text:span text:style-name="T4">*=</text:span><text:span text:style-name="T3"> </text:span><text:span text:style-name="T4">-1</text:span></text:p>
            <text:p text:style-name="P4"><text:span text:style-name="T3"><text:s text:c="12"/></text:span><text:span text:style-name="T7">self</text:span><text:span text:style-name="T4">.</text:span><text:span text:style-name="T3">y </text:span><text:span text:style-name="T4">+=</text:span><text:span text:style-name="T3"> </text:span><text:span text:style-name="T7">self</text:span><text:span text:style-name="T4">.</text:span><text:span text:style-name="T3">y_velo</text:span></text:p>
            <text:p text:style-name="P4"><text:span text:style-name="T3"/></text:p>
            <text:p text:style-name="P4"><text:span text:style-name="T3">grid_size </text:span><text:span text:style-name="T4">=</text:span><text:span text:style-name="T3"> </text:span><text:span text:style-name="T4">5</text:span></text:p>
            <text:p text:style-name="P4"><text:span text:style-name="T3">grid </text:span><text:span text:style-name="T4">=</text:span><text:span text:style-name="T3"> [[</text:span><text:span text:style-name="T4">0</text:span><text:span text:style-name="T3">]</text:span><text:span text:style-name="T4">*</text:span><text:span text:style-name="T3">grid_size </text:span><text:span text:style-name="T5">for</text:span><text:span text:style-name="T3"> i </text:span><text:span text:style-name="T6">in</text:span><text:span text:style-name="T3"> </text:span><text:span text:style-name="T7">range</text:span><text:span text:style-name="T3">(grid_size)]</text:span></text:p>
            <text:p text:style-name="P4"><text:span text:style-name="T3"/></text:p>
            <text:p text:style-name="P4"><text:span text:style-name="T3">point </text:span><text:span text:style-name="T4">=</text:span><text:span text:style-name="T3"> Point(x</text:span><text:span text:style-name="T4">=0</text:span><text:span text:style-name="T3">, y</text:span><text:span text:style-name="T4">=0</text:span><text:span text:style-name="T3">,</text:span></text:p>
            <text:p text:style-name="P4"><text:span text:style-name="T3"><text:s text:c="14"/></text:span><text:span text:style-name="T3">x_velo</text:span><text:span text:style-name="T4">=0</text:span><text:span text:style-name="T3">, y_velo</text:span><text:span text:style-name="T4">=1</text:span><text:span text:style-name="T3">)</text:span></text:p>
            <text:p text:style-name="P4"><text:span text:style-name="T3">point_1 </text:span><text:span text:style-name="T4">=</text:span><text:span text:style-name="T3"> Point(x</text:span><text:span text:style-name="T4">=4</text:span><text:span text:style-name="T3">, y</text:span><text:span text:style-name="T4">=0</text:span><text:span text:style-name="T3">,</text:span></text:p>
            <text:p text:style-name="P4"><text:span text:style-name="T3"><text:s text:c="16"/></text:span><text:span text:style-name="T3">x_velo</text:span><text:span text:style-name="T4">=0</text:span><text:span text:style-name="T3">, y_velo</text:span><text:span text:style-name="T4">=1</text:span><text:span text:style-name="T3">)</text:span></text:p>
            <text:p text:style-name="P4"><text:span text:style-name="T3"/></text:p>
            <text:p text:style-name="P4"><text:span text:style-name="T5">for</text:span><text:span text:style-name="T3"> i </text:span><text:span text:style-name="T6">in</text:span><text:span text:style-name="T3"> </text:span><text:span text:style-name="T7">range</text:span><text:span text:style-name="T3">(</text:span><text:span text:style-name="T4">5</text:span><text:span text:style-name="T3">):</text:span></text:p>
            <text:p text:style-name="P4"><text:span text:style-name="T3"><text:s text:c="4"/></text:span><text:span text:style-name="T3">grid[point</text:span><text:span text:style-name="T4">.</text:span><text:span text:style-name="T3">y][point</text:span><text:span text:style-name="T4">.</text:span><text:span text:style-name="T3">x] </text:span><text:span text:style-name="T4">=</text:span><text:span text:style-name="T3"> </text:span><text:span text:style-name="T4">1</text:span></text:p>
            <text:p text:style-name="P4"><text:span text:style-name="T3"><text:s text:c="4"/></text:span><text:span text:style-name="T3">grid[point_1</text:span><text:span text:style-name="T4">.</text:span><text:span text:style-name="T3">y][point_1</text:span><text:span text:style-name="T4">.</text:span><text:span text:style-name="T3">x] </text:span><text:span text:style-name="T4">=</text:span><text:span text:style-name="T3"> </text:span><text:span text:style-name="T4">1</text:span></text:p>
            <text:p text:style-name="P4"><text:span text:style-name="T3"/></text:p>
            <text:p text:style-name="P4"><text:span text:style-name="T3"><text:s text:c="4"/></text:span><text:span text:style-name="T5">for</text:span><text:span text:style-name="T3"> row </text:span><text:span text:style-name="T6">in</text:span><text:span text:style-name="T3"> grid:</text:span></text:p>
            <text:p text:style-name="P4"><text:span text:style-name="T3"><text:s text:c="8"/></text:span><text:span text:style-name="T5">print</text:span><text:span text:style-name="T3">(row)</text:span></text:p>
            <text:p text:style-name="P4"><text:span text:style-name="T3"><text:s text:c="4"/></text:span><text:span text:style-name="T5">print</text:span><text:span text:style-name="T3">()</text:span></text:p>
            <text:p text:style-name="P4"><text:span text:style-name="T3"/></text:p>
            <text:p text:style-name="P4"><text:span text:style-name="T3"><text:s text:c="4"/></text:span><text:span text:style-name="T3">grid[point</text:span><text:span text:style-name="T4">.</text:span><text:span text:style-name="T3">y][point</text:span><text:span text:style-name="T4">.</text:span><text:span text:style-name="T3">x] </text:span><text:span text:style-name="T4">=</text:span><text:span text:style-name="T3"> </text:span><text:span text:style-name="T4">0</text:span></text:p>
            <text:p text:style-name="P4"><text:span text:style-name="T3"><text:s text:c="4"/></text:span><text:span text:style-name="T3">grid[point_1</text:span><text:span text:style-name="T4">.</text:span><text:span text:style-name="T3">y][point_1</text:span><text:span text:style-name="T4">.</text:span><text:span text:style-name="T3">x] </text:span><text:span text:style-name="T4">=</text:span><text:span text:style-name="T3"> </text:span><text:span text:style-name="T4">0</text:span></text:p>
            <text:p text:style-name="P4"><text:span text:style-name="T3"/></text:p>
            <text:p text:style-name="P4"><text:span text:style-name="T3"><text:s text:c="4"/></text:span><text:span text:style-name="T3">point</text:span><text:span text:style-name="T4">.</text:span><text:span text:style-name="T3">move()</text:span></text:p>
            <text:p text:style-name="P4"><text:span text:style-name="T3"><text:s text:c="4"/></text:span><text:span text:style-name="T3">point</text:span><text:span text:style-name="T4">.</text:span><text:span text:style-name="T3">bounce(grid_size)</text:span></text:p>
            <text:p text:style-name="P4"><text:span text:style-name="T3"/></text:p>
            <text:p text:style-name="P4"><text:span text:style-name="T3"><text:s text:c="4"/></text:span><text:span text:style-name="T3">point_1</text:span><text:span text:style-name="T4">.</text:span><text:span text:style-name="T3">move()</text:span></text:p>
            <text:p text:style-name="P4"><text:span text:style-name="T3"><text:s text:c="4"/></text:span><text:span text:style-name="T3">point_1</text:span><text:span text:style-name="T4">.</text:span><text:span text:style-name="T3">bounce(grid_size)</text:span></text:p>
          </draw:text-box>
        </draw:frame>
        <draw:frame draw:style-name="gr15" draw:text-style-name="P6" draw:layer="layout" svg:width="14.224cm" svg:height="6.65cm" svg:x="13.208cm" svg:y="2.54cm">
          <draw:text-box>
            <text:list text:style-name="L1">
              <text:list-item>
                <text:p>Much better code</text:p>
                <text:p/>
              </text:list-item>
              <text:list-item>
                <text:p>Uses libraries provided by python</text:p>
                <text:p/>
              </text:list-item>
              <text:list-item>
                <text:p>Uses classes to represent data and common behavior</text:p>
                <text:p/>
              </text:list-item>
              <text:list-item>
                <text:p>Code is still error prone</text:p>
                <text:list>
                  <text:list-item>
                    <text:p>I would know because I had to debu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5" draw:layer="layout" svg:width="14.478cm" svg:height="21.093cm" svg:x="0.508cm" svg:y="0.254cm">
          <draw:text-box>
            <text:p text:style-name="P4"><text:span text:style-name="T5">from</text:span><text:span text:style-name="T3"> </text:span><text:span text:style-name="T8">namedlist</text:span><text:span text:style-name="T3"> </text:span><text:span text:style-name="T5">import</text:span><text:span text:style-name="T3"> namedlist</text:span></text:p>
            <text:p text:style-name="P4"><text:span text:style-name="T3"/></text:p>
            <text:p text:style-name="P4"><text:span text:style-name="T5">class</text:span><text:span text:style-name="T3"> </text:span><text:span text:style-name="T8">Point</text:span><text:span text:style-name="T3">(namedlist(</text:span><text:span text:style-name="T9">"Point"</text:span><text:span text:style-name="T3">, </text:span><text:span text:style-name="T9">"x y x_velo y_velo"</text:span><text:span text:style-name="T3">, default </text:span><text:span text:style-name="T4">=</text:span><text:span text:style-name="T3"> </text:span><text:span text:style-name="T4">0</text:span><text:span text:style-name="T3">)):</text:span></text:p>
            <text:p text:style-name="P4"><text:span text:style-name="T3"><text:s text:c="4"/></text:span><text:span text:style-name="T5">def</text:span><text:span text:style-name="T3"> </text:span><text:span text:style-name="T10">move</text:span><text:span text:style-name="T3">(</text:span><text:span text:style-name="T7">self</text:span><text:span text:style-name="T3">):</text:span></text:p>
            <text:p text:style-name="P4"><text:span text:style-name="T3"><text:s text:c="8"/></text:span><text:span text:style-name="T7">self</text:span><text:span text:style-name="T4">.</text:span><text:span text:style-name="T3">x </text:span><text:span text:style-name="T4">+=</text:span><text:span text:style-name="T3"> </text:span><text:span text:style-name="T7">self</text:span><text:span text:style-name="T4">.</text:span><text:span text:style-name="T3">x_velo</text:span></text:p>
            <text:p text:style-name="P4"><text:span text:style-name="T3"><text:s text:c="8"/></text:span><text:span text:style-name="T7">self</text:span><text:span text:style-name="T4">.</text:span><text:span text:style-name="T3">y </text:span><text:span text:style-name="T4">+=</text:span><text:span text:style-name="T3"> </text:span><text:span text:style-name="T7">self</text:span><text:span text:style-name="T4">.</text:span><text:span text:style-name="T3">y_velo</text:span></text:p>
            <text:p text:style-name="P4"><text:span text:style-name="T3"/></text:p>
            <text:p text:style-name="P4"><text:span text:style-name="T3"><text:s text:c="4"/></text:span><text:span text:style-name="T5">def</text:span><text:span text:style-name="T3"> </text:span><text:span text:style-name="T10">bounce</text:span><text:span text:style-name="T3">(</text:span><text:span text:style-name="T7">self</text:span><text:span text:style-name="T3">, grid_size):</text:span></text:p>
            <text:p text:style-name="P4"><text:span text:style-name="T3"><text:s text:c="8"/></text:span><text:span text:style-name="T5">if</text:span><text:span text:style-name="T3"> </text:span><text:span text:style-name="T7">self</text:span><text:span text:style-name="T4">.</text:span><text:span text:style-name="T3">x </text:span><text:span text:style-name="T4">&lt;</text:span><text:span text:style-name="T3"> </text:span><text:span text:style-name="T4">0</text:span><text:span text:style-name="T3"> </text:span><text:span text:style-name="T6">or</text:span><text:span text:style-name="T3"> </text:span><text:span text:style-name="T7">self</text:span><text:span text:style-name="T4">.</text:span><text:span text:style-name="T3">x </text:span><text:span text:style-name="T4">&gt;</text:span><text:span text:style-name="T3"> grid_size </text:span><text:span text:style-name="T4">-</text:span><text:span text:style-name="T3"> </text:span><text:span text:style-name="T4">1</text:span><text:span text:style-name="T3">:</text:span></text:p>
            <text:p text:style-name="P4"><text:span text:style-name="T3"><text:s text:c="12"/></text:span><text:span text:style-name="T7">self</text:span><text:span text:style-name="T4">.</text:span><text:span text:style-name="T3">x_velo </text:span><text:span text:style-name="T4">*=</text:span><text:span text:style-name="T3"> </text:span><text:span text:style-name="T4">-1</text:span></text:p>
            <text:p text:style-name="P4"><text:span text:style-name="T3"><text:s text:c="12"/></text:span><text:span text:style-name="T7">self</text:span><text:span text:style-name="T4">.</text:span><text:span text:style-name="T3">x </text:span><text:span text:style-name="T4">+=</text:span><text:span text:style-name="T3"> </text:span><text:span text:style-name="T7">self</text:span><text:span text:style-name="T4">.</text:span><text:span text:style-name="T3">x_velo</text:span></text:p>
            <text:p text:style-name="P4"><text:span text:style-name="T3"/></text:p>
            <text:p text:style-name="P4"><text:span text:style-name="T3"><text:s text:c="8"/></text:span><text:span text:style-name="T5">if</text:span><text:span text:style-name="T3"> </text:span><text:span text:style-name="T7">self</text:span><text:span text:style-name="T4">.</text:span><text:span text:style-name="T3">y </text:span><text:span text:style-name="T4">&lt;</text:span><text:span text:style-name="T3"> </text:span><text:span text:style-name="T4">0</text:span><text:span text:style-name="T3"> </text:span><text:span text:style-name="T6">or</text:span><text:span text:style-name="T3"> </text:span><text:span text:style-name="T7">self</text:span><text:span text:style-name="T4">.</text:span><text:span text:style-name="T3">y </text:span><text:span text:style-name="T4">&gt;</text:span><text:span text:style-name="T3"> grid_size </text:span><text:span text:style-name="T4">-</text:span><text:span text:style-name="T3"> </text:span><text:span text:style-name="T4">1</text:span><text:span text:style-name="T3">:</text:span></text:p>
            <text:p text:style-name="P4"><text:span text:style-name="T3"><text:s text:c="12"/></text:span><text:span text:style-name="T7">self</text:span><text:span text:style-name="T4">.</text:span><text:span text:style-name="T3">y_velo </text:span><text:span text:style-name="T4">*=</text:span><text:span text:style-name="T3"> </text:span><text:span text:style-name="T4">-1</text:span></text:p>
            <text:p text:style-name="P4"><text:span text:style-name="T3"><text:s text:c="12"/></text:span><text:span text:style-name="T7">self</text:span><text:span text:style-name="T4">.</text:span><text:span text:style-name="T3">y </text:span><text:span text:style-name="T4">+=</text:span><text:span text:style-name="T3"> </text:span><text:span text:style-name="T7">self</text:span><text:span text:style-name="T4">.</text:span><text:span text:style-name="T3">y_velo</text:span></text:p>
            <text:p text:style-name="P4"><text:span text:style-name="T3"/></text:p>
            <text:p text:style-name="P4"><text:span text:style-name="T3">grid_size </text:span><text:span text:style-name="T4">=</text:span><text:span text:style-name="T3"> </text:span><text:span text:style-name="T4">5</text:span></text:p>
            <text:p text:style-name="P4"><text:span text:style-name="T3">grid </text:span><text:span text:style-name="T4">=</text:span><text:span text:style-name="T3"> [[</text:span><text:span text:style-name="T4">0</text:span><text:span text:style-name="T3">]</text:span><text:span text:style-name="T4">*</text:span><text:span text:style-name="T3">grid_size </text:span><text:span text:style-name="T5">for</text:span><text:span text:style-name="T3"> i </text:span><text:span text:style-name="T6">in</text:span><text:span text:style-name="T3"> </text:span><text:span text:style-name="T7">range</text:span><text:span text:style-name="T3">(grid_size)]</text:span></text:p>
            <text:p text:style-name="P4"><text:span text:style-name="T3"/></text:p>
            <text:p text:style-name="P4"><text:span text:style-name="T3">point </text:span><text:span text:style-name="T4">=</text:span><text:span text:style-name="T3"> Point(x</text:span><text:span text:style-name="T4">=0</text:span><text:span text:style-name="T3">, y</text:span><text:span text:style-name="T4">=0</text:span><text:span text:style-name="T3">,</text:span></text:p>
            <text:p text:style-name="P4"><text:span text:style-name="T3"><text:s text:c="14"/></text:span><text:span text:style-name="T3">x_velo</text:span><text:span text:style-name="T4">=0</text:span><text:span text:style-name="T3">, y_velo</text:span><text:span text:style-name="T4">=1</text:span><text:span text:style-name="T3">)</text:span></text:p>
            <text:p text:style-name="P4"><text:span text:style-name="T3">point_1 </text:span><text:span text:style-name="T4">=</text:span><text:span text:style-name="T3"> Point(x</text:span><text:span text:style-name="T4">=4</text:span><text:span text:style-name="T3">, y</text:span><text:span text:style-name="T4">=0</text:span><text:span text:style-name="T3">,</text:span></text:p>
            <text:p text:style-name="P4"><text:span text:style-name="T3"><text:s text:c="16"/></text:span><text:span text:style-name="T3">x_velo</text:span><text:span text:style-name="T4">=0</text:span><text:span text:style-name="T3">, y_velo</text:span><text:span text:style-name="T4">=1</text:span><text:span text:style-name="T3">)</text:span></text:p>
            <text:p text:style-name="P4"><text:span text:style-name="T3"/></text:p>
            <text:p text:style-name="P4"><text:span text:style-name="T5">for</text:span><text:span text:style-name="T3"> i </text:span><text:span text:style-name="T6">in</text:span><text:span text:style-name="T3"> </text:span><text:span text:style-name="T7">range</text:span><text:span text:style-name="T3">(</text:span><text:span text:style-name="T4">5</text:span><text:span text:style-name="T3">):</text:span></text:p>
            <text:p text:style-name="P4"><text:span text:style-name="T3"><text:s text:c="4"/></text:span><text:span text:style-name="T3">grid[point</text:span><text:span text:style-name="T4">.</text:span><text:span text:style-name="T3">y][point</text:span><text:span text:style-name="T4">.</text:span><text:span text:style-name="T3">x] </text:span><text:span text:style-name="T4">=</text:span><text:span text:style-name="T3"> </text:span><text:span text:style-name="T4">1</text:span></text:p>
            <text:p text:style-name="P4"><text:span text:style-name="T3"><text:s text:c="4"/></text:span><text:span text:style-name="T3">grid[point_1</text:span><text:span text:style-name="T4">.</text:span><text:span text:style-name="T3">y][point_1</text:span><text:span text:style-name="T4">.</text:span><text:span text:style-name="T3">x] </text:span><text:span text:style-name="T4">=</text:span><text:span text:style-name="T3"> </text:span><text:span text:style-name="T4">1</text:span></text:p>
            <text:p text:style-name="P4"><text:span text:style-name="T3"/></text:p>
            <text:p text:style-name="P4"><text:span text:style-name="T3"><text:s text:c="4"/></text:span><text:span text:style-name="T5">for</text:span><text:span text:style-name="T3"> row </text:span><text:span text:style-name="T6">in</text:span><text:span text:style-name="T3"> grid:</text:span></text:p>
            <text:p text:style-name="P4"><text:span text:style-name="T3"><text:s text:c="8"/></text:span><text:span text:style-name="T5">print</text:span><text:span text:style-name="T3">(row)</text:span></text:p>
            <text:p text:style-name="P4"><text:span text:style-name="T3"><text:s text:c="4"/></text:span><text:span text:style-name="T5">print</text:span><text:span text:style-name="T3">()</text:span></text:p>
            <text:p text:style-name="P4"><text:span text:style-name="T3"/></text:p>
            <text:p text:style-name="P4"><text:span text:style-name="T3"><text:s text:c="4"/></text:span><text:span text:style-name="T3">grid[point</text:span><text:span text:style-name="T4">.</text:span><text:span text:style-name="T3">y][point</text:span><text:span text:style-name="T4">.</text:span><text:span text:style-name="T3">x] </text:span><text:span text:style-name="T4">=</text:span><text:span text:style-name="T3"> </text:span><text:span text:style-name="T4">0</text:span></text:p>
            <text:p text:style-name="P4"><text:span text:style-name="T3"><text:s text:c="4"/></text:span><text:span text:style-name="T3">grid[point_1</text:span><text:span text:style-name="T4">.</text:span><text:span text:style-name="T3">y][point_1</text:span><text:span text:style-name="T4">.</text:span><text:span text:style-name="T3">x] </text:span><text:span text:style-name="T4">=</text:span><text:span text:style-name="T3"> </text:span><text:span text:style-name="T4">0</text:span></text:p>
            <text:p text:style-name="P4"><text:span text:style-name="T3"/></text:p>
            <text:p text:style-name="P4"><text:span text:style-name="T3"><text:s text:c="4"/></text:span><text:span text:style-name="T3">point</text:span><text:span text:style-name="T4">.</text:span><text:span text:style-name="T3">move()</text:span></text:p>
            <text:p text:style-name="P4"><text:span text:style-name="T3"><text:s text:c="4"/></text:span><text:span text:style-name="T3">point</text:span><text:span text:style-name="T4">.</text:span><text:span text:style-name="T3">bounce(grid_size)</text:span></text:p>
            <text:p text:style-name="P4"><text:span text:style-name="T3"/></text:p>
            <text:p text:style-name="P4"><text:span text:style-name="T3"><text:s text:c="4"/></text:span><text:span text:style-name="T3">point_1</text:span><text:span text:style-name="T4">.</text:span><text:span text:style-name="T3">move()</text:span></text:p>
            <text:p text:style-name="P4"><text:span text:style-name="T3"><text:s text:c="4"/></text:span><text:span text:style-name="T3">point_1</text:span><text:span text:style-name="T4">.</text:span><text:span text:style-name="T3">bounce(grid_size)</text:span></text:p>
          </draw:text-box>
        </draw:frame>
        <draw:line draw:style-name="gr4" draw:text-style-name="P8" draw:layer="layout" svg:x1="16.002cm" svg:y1="1.524cm" svg:x2="14.732cm" svg:y2="1.524cm">
          <text:p/>
        </draw:line>
        <draw:frame draw:style-name="gr16" draw:text-style-name="P6" draw:layer="layout" svg:width="7.161cm" svg:height="1.673cm" svg:x="16.256cm" svg:y="1.07cm">
          <draw:text-box>
            <text:p>Inherent from namedlist</text:p>
            <text:p>OOP technique <text:s/></text:p>
          </draw:text-box>
        </draw:frame>
        <draw:line draw:style-name="gr4" draw:text-style-name="P8" draw:layer="layout" svg:x1="12.446cm" svg:y1="3.81cm" svg:x2="9.906cm" svg:y2="3.81cm">
          <text:p/>
        </draw:line>
        <draw:frame draw:style-name="gr17" draw:text-style-name="P6" draw:layer="layout" svg:width="12.719cm" svg:height="0.962cm" svg:x="12.7cm" svg:y="3.302cm">
          <draw:text-box>
            <text:p>Represented common behavior in functions</text:p>
          </draw:text-box>
        </draw:frame>
        <draw:line draw:style-name="gr4" draw:text-style-name="P8" draw:layer="layout" svg:x1="10.922cm" svg:y1="8.636cm" svg:x2="3.81cm" svg:y2="8.636cm">
          <text:p/>
        </draw:line>
        <draw:frame draw:style-name="gr18" draw:text-style-name="P6" draw:layer="layout" svg:width="8.067cm" svg:height="0.962cm" svg:x="11.176cm" svg:y="8.182cm">
          <draw:text-box>
            <text:p>Meaningful variable names</text:p>
          </draw:text-box>
        </draw:frame>
        <draw:line draw:style-name="gr4" draw:text-style-name="P8" draw:layer="layout" svg:x1="9.906cm" svg:y1="10.668cm" svg:x2="7.62cm" svg:y2="10.668cm">
          <text:p/>
        </draw:line>
        <draw:frame draw:style-name="gr19" draw:text-style-name="P6" draw:layer="layout" svg:width="15.789cm" svg:height="1.673cm" svg:x="9.906cm" svg:y="10.011cm">
          <draw:text-box>
            <text:p>Used named arguments to imply meaning for numbers</text:p>
            <text:p>No need for comments</text:p>
          </draw:text-box>
        </draw:frame>
        <draw:line draw:style-name="gr11" draw:text-style-name="P8" draw:layer="layout" svg:x1="9.398cm" svg:y1="15.24cm" svg:x2="7.874cm" svg:y2="13.716cm">
          <text:p/>
        </draw:line>
        <draw:line draw:style-name="gr11" draw:text-style-name="P8" draw:layer="layout" svg:x1="9.398cm" svg:y1="15.24cm" svg:x2="7.366cm" svg:y2="16.51cm">
          <text:p/>
        </draw:line>
        <draw:line draw:style-name="gr11" draw:text-style-name="P8" draw:layer="layout" svg:x1="9.398cm" svg:y1="15.24cm" svg:x2="6.604cm" svg:y2="18.288cm">
          <text:p/>
        </draw:line>
        <draw:line draw:style-name="gr11" draw:text-style-name="P8" draw:layer="layout" svg:x1="9.398cm" svg:y1="15.24cm" svg:x2="7.112cm" svg:y2="19.812cm">
          <text:p/>
        </draw:line>
        <draw:frame draw:style-name="gr20" draw:text-style-name="P6" draw:layer="layout" svg:width="13.744cm" svg:height="1.673cm" svg:x="9.624cm" svg:y="14.478cm">
          <draw:text-box>
            <text:p>Behavior still repeated and typos are very likely</text:p>
            <text:p>Which is EXACTLY what I was debugging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1" draw:text-style-name="P9" draw:layer="layout" svg:width="13.411cm" svg:height="23.2cm" svg:x="0.305cm" svg:y="0.168cm">
          <draw:text-box>
            <text:p text:style-name="P4"><text:span text:style-name="T11">from</text:span><text:span text:style-name="T12"> </text:span><text:span text:style-name="T13">namedlist</text:span><text:span text:style-name="T12"> </text:span><text:span text:style-name="T11">import</text:span><text:span text:style-name="T12"> namedlist</text:span></text:p>
            <text:p text:style-name="P4"><text:span text:style-name="T12"/></text:p>
            <text:p text:style-name="P4"><text:span text:style-name="T11">class</text:span><text:span text:style-name="T12"> </text:span><text:span text:style-name="T13">Point</text:span><text:span text:style-name="T12">(namedlist(</text:span><text:span text:style-name="T14">"Point"</text:span><text:span text:style-name="T12">, </text:span><text:span text:style-name="T14">"x y x_velo y_velo"</text:span><text:span text:style-name="T12">, default </text:span><text:span text:style-name="T15">=</text:span><text:span text:style-name="T12"> </text:span><text:span text:style-name="T15">0</text:span><text:span text:style-name="T12">)):</text:span></text:p>
            <text:p text:style-name="P4"><text:span text:style-name="T12"><text:s text:c="4"/></text:span><text:span text:style-name="T11">def</text:span><text:span text:style-name="T12"> </text:span><text:span text:style-name="T16">move</text:span><text:span text:style-name="T12">(</text:span><text:span text:style-name="T17">self</text:span><text:span text:style-name="T12">):</text:span></text:p>
            <text:p text:style-name="P4"><text:span text:style-name="T12"><text:s text:c="8"/></text:span><text:span text:style-name="T17">self</text:span><text:span text:style-name="T15">.</text:span><text:span text:style-name="T12">x </text:span><text:span text:style-name="T15">+=</text:span><text:span text:style-name="T12"> </text:span><text:span text:style-name="T17">self</text:span><text:span text:style-name="T15">.</text:span><text:span text:style-name="T12">x_velo</text:span></text:p>
            <text:p text:style-name="P4"><text:span text:style-name="T12"><text:s text:c="8"/></text:span><text:span text:style-name="T17">self</text:span><text:span text:style-name="T15">.</text:span><text:span text:style-name="T12">y </text:span><text:span text:style-name="T15">+=</text:span><text:span text:style-name="T12"> </text:span><text:span text:style-name="T17">self</text:span><text:span text:style-name="T15">.</text:span><text:span text:style-name="T12">y_velo</text:span></text:p>
            <text:p text:style-name="P4"><text:span text:style-name="T12"/></text:p>
            <text:p text:style-name="P4"><text:span text:style-name="T12"><text:s text:c="4"/></text:span><text:span text:style-name="T11">def</text:span><text:span text:style-name="T12"> </text:span><text:span text:style-name="T16">bounce</text:span><text:span text:style-name="T12">(</text:span><text:span text:style-name="T17">self</text:span><text:span text:style-name="T12">, grid_size):</text:span></text:p>
            <text:p text:style-name="P4"><text:span text:style-name="T12"><text:s text:c="8"/></text:span><text:span text:style-name="T11">if</text:span><text:span text:style-name="T12"> </text:span><text:span text:style-name="T17">self</text:span><text:span text:style-name="T15">.</text:span><text:span text:style-name="T12">x </text:span><text:span text:style-name="T15">&lt;</text:span><text:span text:style-name="T12"> </text:span><text:span text:style-name="T15">0</text:span><text:span text:style-name="T12"> </text:span><text:span text:style-name="T18">or</text:span><text:span text:style-name="T12"> </text:span><text:span text:style-name="T17">self</text:span><text:span text:style-name="T15">.</text:span><text:span text:style-name="T12">x </text:span><text:span text:style-name="T15">&gt;</text:span><text:span text:style-name="T12"> grid_size </text:span><text:span text:style-name="T15">-</text:span><text:span text:style-name="T12"> </text:span><text:span text:style-name="T15">1</text:span><text:span text:style-name="T12">:</text:span></text:p>
            <text:p text:style-name="P4"><text:span text:style-name="T12"><text:s text:c="12"/></text:span><text:span text:style-name="T17">self</text:span><text:span text:style-name="T15">.</text:span><text:span text:style-name="T12">x_velo </text:span><text:span text:style-name="T15">*=</text:span><text:span text:style-name="T12"> </text:span><text:span text:style-name="T15">-1</text:span></text:p>
            <text:p text:style-name="P4"><text:span text:style-name="T12"><text:s text:c="12"/></text:span><text:span text:style-name="T17">self</text:span><text:span text:style-name="T15">.</text:span><text:span text:style-name="T12">x </text:span><text:span text:style-name="T15">+=</text:span><text:span text:style-name="T12"> </text:span><text:span text:style-name="T17">self</text:span><text:span text:style-name="T15">.</text:span><text:span text:style-name="T12">x_velo</text:span></text:p>
            <text:p text:style-name="P4"><text:span text:style-name="T12"/></text:p>
            <text:p text:style-name="P4"><text:span text:style-name="T12"><text:s text:c="8"/></text:span><text:span text:style-name="T11">if</text:span><text:span text:style-name="T12"> </text:span><text:span text:style-name="T17">self</text:span><text:span text:style-name="T15">.</text:span><text:span text:style-name="T12">y </text:span><text:span text:style-name="T15">&lt;</text:span><text:span text:style-name="T12"> </text:span><text:span text:style-name="T15">0</text:span><text:span text:style-name="T12"> </text:span><text:span text:style-name="T18">or</text:span><text:span text:style-name="T12"> </text:span><text:span text:style-name="T17">self</text:span><text:span text:style-name="T15">.</text:span><text:span text:style-name="T12">y </text:span><text:span text:style-name="T15">&gt;</text:span><text:span text:style-name="T12"> grid_size </text:span><text:span text:style-name="T15">-</text:span><text:span text:style-name="T12"> </text:span><text:span text:style-name="T15">1</text:span><text:span text:style-name="T12">:</text:span></text:p>
            <text:p text:style-name="P4"><text:span text:style-name="T12"><text:s text:c="12"/></text:span><text:span text:style-name="T17">self</text:span><text:span text:style-name="T15">.</text:span><text:span text:style-name="T12">y_velo </text:span><text:span text:style-name="T15">*=</text:span><text:span text:style-name="T12"> </text:span><text:span text:style-name="T15">-1</text:span></text:p>
            <text:p text:style-name="P4"><text:span text:style-name="T12"><text:s text:c="12"/></text:span><text:span text:style-name="T17">self</text:span><text:span text:style-name="T15">.</text:span><text:span text:style-name="T12">y </text:span><text:span text:style-name="T15">+=</text:span><text:span text:style-name="T12"> </text:span><text:span text:style-name="T17">self</text:span><text:span text:style-name="T15">.</text:span><text:span text:style-name="T12">y_velo</text:span></text:p>
            <text:p text:style-name="P4"><text:span text:style-name="T12"/></text:p>
            <text:p text:style-name="P4"><text:span text:style-name="T11">class</text:span><text:span text:style-name="T12"> </text:span><text:span text:style-name="T13">Grid</text:span><text:span text:style-name="T12">():</text:span></text:p>
            <text:p text:style-name="P4"><text:span text:style-name="T12"><text:s text:c="4"/></text:span><text:span text:style-name="T11">def</text:span><text:span text:style-name="T12"> </text:span><text:span text:style-name="T16">__init__</text:span><text:span text:style-name="T12">(</text:span><text:span text:style-name="T17">self</text:span><text:span text:style-name="T12">, point_list</text:span><text:span text:style-name="T15">=</text:span><text:span text:style-name="T12">[], grid_size</text:span><text:span text:style-name="T15">=5</text:span><text:span text:style-name="T12">):</text:span></text:p>
            <text:p text:style-name="P4"><text:span text:style-name="T12"><text:s text:c="8"/></text:span><text:span text:style-name="T17">self</text:span><text:span text:style-name="T15">.</text:span><text:span text:style-name="T12">grid_size </text:span><text:span text:style-name="T15">=</text:span><text:span text:style-name="T12"> grid_size</text:span></text:p>
            <text:p text:style-name="P4"><text:span text:style-name="T12"><text:s text:c="8"/></text:span><text:span text:style-name="T17">self</text:span><text:span text:style-name="T15">.</text:span><text:span text:style-name="T12">grid </text:span><text:span text:style-name="T15">=</text:span><text:span text:style-name="T12"> [[</text:span><text:span text:style-name="T15">0</text:span><text:span text:style-name="T12">]</text:span><text:span text:style-name="T15">*</text:span><text:span text:style-name="T12">grid_size </text:span><text:span text:style-name="T11">for</text:span><text:span text:style-name="T12"> i </text:span><text:span text:style-name="T18">in</text:span><text:span text:style-name="T12"> </text:span><text:span text:style-name="T17">range</text:span><text:span text:style-name="T12">(grid_size)]</text:span></text:p>
            <text:p text:style-name="P4"><text:span text:style-name="T12"><text:s text:c="8"/></text:span><text:span text:style-name="T17">self</text:span><text:span text:style-name="T15">.</text:span><text:span text:style-name="T12">points </text:span><text:span text:style-name="T15">=</text:span><text:span text:style-name="T12"> point_list</text:span></text:p>
            <text:p text:style-name="P4"><text:span text:style-name="T12"/></text:p>
            <text:p text:style-name="P4"><text:span text:style-name="T12"><text:s text:c="4"/></text:span><text:span text:style-name="T11">def</text:span><text:span text:style-name="T12"> </text:span><text:span text:style-name="T16">step</text:span><text:span text:style-name="T12">(</text:span><text:span text:style-name="T17">self</text:span><text:span text:style-name="T12">):</text:span></text:p>
            <text:p text:style-name="P4"><text:span text:style-name="T12"><text:s text:c="8"/></text:span><text:span text:style-name="T11">for</text:span><text:span text:style-name="T12"> point </text:span><text:span text:style-name="T18">in</text:span><text:span text:style-name="T12"> </text:span><text:span text:style-name="T17">self</text:span><text:span text:style-name="T15">.</text:span><text:span text:style-name="T12">points:</text:span></text:p>
            <text:p text:style-name="P4"><text:span text:style-name="T12"><text:s text:c="12"/></text:span><text:span text:style-name="T17">self</text:span><text:span text:style-name="T15">.</text:span><text:span text:style-name="T12">grid[point</text:span><text:span text:style-name="T15">.</text:span><text:span text:style-name="T12">y][point</text:span><text:span text:style-name="T15">.</text:span><text:span text:style-name="T12">x] </text:span><text:span text:style-name="T15">=</text:span><text:span text:style-name="T12"> </text:span><text:span text:style-name="T15">1</text:span></text:p>
            <text:p text:style-name="P4"><text:span text:style-name="T12"/></text:p>
            <text:p text:style-name="P4"><text:span text:style-name="T12"><text:s text:c="8"/></text:span><text:span text:style-name="T11">for</text:span><text:span text:style-name="T12"> row </text:span><text:span text:style-name="T18">in</text:span><text:span text:style-name="T12"> </text:span><text:span text:style-name="T17">self</text:span><text:span text:style-name="T15">.</text:span><text:span text:style-name="T12">grid:</text:span></text:p>
            <text:p text:style-name="P4"><text:span text:style-name="T12"><text:s text:c="12"/></text:span><text:span text:style-name="T11">print</text:span><text:span text:style-name="T12">(row)</text:span></text:p>
            <text:p text:style-name="P4"><text:span text:style-name="T12"><text:s text:c="8"/></text:span><text:span text:style-name="T11">print</text:span><text:span text:style-name="T12">()</text:span></text:p>
            <text:p text:style-name="P4"><text:span text:style-name="T12"/></text:p>
            <text:p text:style-name="P4"><text:span text:style-name="T12"><text:s text:c="8"/></text:span><text:span text:style-name="T11">for</text:span><text:span text:style-name="T12"> point </text:span><text:span text:style-name="T18">in</text:span><text:span text:style-name="T12"> </text:span><text:span text:style-name="T17">self</text:span><text:span text:style-name="T15">.</text:span><text:span text:style-name="T12">points:</text:span></text:p>
            <text:p text:style-name="P4"><text:span text:style-name="T12"><text:s text:c="12"/></text:span><text:span text:style-name="T17">self</text:span><text:span text:style-name="T15">.</text:span><text:span text:style-name="T12">grid[point</text:span><text:span text:style-name="T15">.</text:span><text:span text:style-name="T12">y][point</text:span><text:span text:style-name="T15">.</text:span><text:span text:style-name="T12">x] </text:span><text:span text:style-name="T15">=</text:span><text:span text:style-name="T12"> </text:span><text:span text:style-name="T15">0</text:span></text:p>
            <text:p text:style-name="P4"><text:span text:style-name="T12"/></text:p>
            <text:p text:style-name="P4"><text:span text:style-name="T12"><text:s text:c="8"/></text:span><text:span text:style-name="T11">for</text:span><text:span text:style-name="T12"> point </text:span><text:span text:style-name="T18">in</text:span><text:span text:style-name="T12"> </text:span><text:span text:style-name="T17">self</text:span><text:span text:style-name="T15">.</text:span><text:span text:style-name="T12">points:</text:span></text:p>
            <text:p text:style-name="P4"><text:span text:style-name="T12"><text:s text:c="12"/></text:span><text:span text:style-name="T12">point</text:span><text:span text:style-name="T15">.</text:span><text:span text:style-name="T12">move()</text:span></text:p>
            <text:p text:style-name="P4"><text:span text:style-name="T12"><text:s text:c="12"/></text:span><text:span text:style-name="T12">point</text:span><text:span text:style-name="T15">.</text:span><text:span text:style-name="T12">bounce(</text:span><text:span text:style-name="T17">self</text:span><text:span text:style-name="T15">.</text:span><text:span text:style-name="T12">grid_size)</text:span></text:p>
            <text:p text:style-name="P4"><text:span text:style-name="T12"/></text:p>
            <text:p text:style-name="P4"><text:span text:style-name="T12">grid </text:span><text:span text:style-name="T15">=</text:span><text:span text:style-name="T12"> Grid([Point(</text:span><text:span text:style-name="T15">0</text:span><text:span text:style-name="T12">, </text:span><text:span text:style-name="T15">0</text:span><text:span text:style-name="T12">, </text:span><text:span text:style-name="T15">1</text:span><text:span text:style-name="T12">, </text:span><text:span text:style-name="T15">1</text:span><text:span text:style-name="T12">),</text:span></text:p>
            <text:p text:style-name="P4"><text:span text:style-name="T12"><text:s text:c="13"/></text:span><text:span text:style-name="T12">Point(</text:span><text:span text:style-name="T15">0</text:span><text:span text:style-name="T12">, </text:span><text:span text:style-name="T15">0</text:span><text:span text:style-name="T12">, </text:span><text:span text:style-name="T15">0</text:span><text:span text:style-name="T12">, </text:span><text:span text:style-name="T15">1</text:span><text:span text:style-name="T12">),</text:span></text:p>
            <text:p text:style-name="P4"><text:span text:style-name="T12"><text:s text:c="13"/></text:span><text:span text:style-name="T12">Point(</text:span><text:span text:style-name="T15">4</text:span><text:span text:style-name="T12">, </text:span><text:span text:style-name="T15">4</text:span><text:span text:style-name="T12">, </text:span><text:span text:style-name="T15">-1</text:span><text:span text:style-name="T12">, </text:span><text:span text:style-name="T15">-1</text:span><text:span text:style-name="T12">),</text:span></text:p>
            <text:p text:style-name="P4"><text:span text:style-name="T12"><text:s text:c="13"/></text:span><text:span text:style-name="T12">Point(</text:span><text:span text:style-name="T15">4</text:span><text:span text:style-name="T12">, </text:span><text:span text:style-name="T15">4</text:span><text:span text:style-name="T12">, </text:span><text:span text:style-name="T15">0</text:span><text:span text:style-name="T12">, </text:span><text:span text:style-name="T15">-1</text:span><text:span text:style-name="T12">)])</text:span></text:p>
            <text:p text:style-name="P4"><text:span text:style-name="T12"/></text:p>
            <text:p text:style-name="P4"><text:span text:style-name="T11">for</text:span><text:span text:style-name="T12"> i </text:span><text:span text:style-name="T18">in</text:span><text:span text:style-name="T12"> </text:span><text:span text:style-name="T17">range</text:span><text:span text:style-name="T12">(</text:span><text:span text:style-name="T15">5</text:span><text:span text:style-name="T12">):</text:span></text:p>
            <text:p text:style-name="P4"><text:span text:style-name="T12"><text:s text:c="4"/></text:span><text:span text:style-name="T12">grid</text:span><text:span text:style-name="T15">.</text:span><text:span text:style-name="T12">step()</text:span></text:p>
          </draw:text-box>
        </draw:frame>
        <draw:frame draw:style-name="gr22" draw:text-style-name="P6" draw:layer="layout" svg:width="11.707cm" svg:height="3.806cm" svg:x="14.224cm" svg:y="2.54cm">
          <draw:text-box>
            <text:list text:style-name="L1">
              <text:list-item>
                <text:p>Final version of the code</text:p>
                <text:p/>
              </text:list-item>
              <text:list-item>
                <text:p>Allows for a limitless number of points</text:p>
                <text:p/>
              </text:list-item>
              <text:list-item>
                <text:p>Allows for any size of gr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1" draw:text-style-name="P9" draw:layer="layout" svg:width="13.411cm" svg:height="23.2cm" svg:x="0.305cm" svg:y="0.168cm">
          <draw:text-box>
            <text:p text:style-name="P4"><text:span text:style-name="T11">from</text:span><text:span text:style-name="T12"> </text:span><text:span text:style-name="T13">namedlist</text:span><text:span text:style-name="T12"> </text:span><text:span text:style-name="T11">import</text:span><text:span text:style-name="T12"> namedlist</text:span></text:p>
            <text:p text:style-name="P4"><text:span text:style-name="T12"/></text:p>
            <text:p text:style-name="P4"><text:span text:style-name="T11">class</text:span><text:span text:style-name="T12"> </text:span><text:span text:style-name="T13">Point</text:span><text:span text:style-name="T12">(namedlist(</text:span><text:span text:style-name="T14">"Point"</text:span><text:span text:style-name="T12">, </text:span><text:span text:style-name="T14">"x y x_velo y_velo"</text:span><text:span text:style-name="T12">, default </text:span><text:span text:style-name="T15">=</text:span><text:span text:style-name="T12"> </text:span><text:span text:style-name="T15">0</text:span><text:span text:style-name="T12">)):</text:span></text:p>
            <text:p text:style-name="P4"><text:span text:style-name="T12"><text:s text:c="4"/></text:span><text:span text:style-name="T11">def</text:span><text:span text:style-name="T12"> </text:span><text:span text:style-name="T16">move</text:span><text:span text:style-name="T12">(</text:span><text:span text:style-name="T17">self</text:span><text:span text:style-name="T12">):</text:span></text:p>
            <text:p text:style-name="P4"><text:span text:style-name="T12"><text:s text:c="8"/></text:span><text:span text:style-name="T17">self</text:span><text:span text:style-name="T15">.</text:span><text:span text:style-name="T12">x </text:span><text:span text:style-name="T15">+=</text:span><text:span text:style-name="T12"> </text:span><text:span text:style-name="T17">self</text:span><text:span text:style-name="T15">.</text:span><text:span text:style-name="T12">x_velo</text:span></text:p>
            <text:p text:style-name="P4"><text:span text:style-name="T12"><text:s text:c="8"/></text:span><text:span text:style-name="T17">self</text:span><text:span text:style-name="T15">.</text:span><text:span text:style-name="T12">y </text:span><text:span text:style-name="T15">+=</text:span><text:span text:style-name="T12"> </text:span><text:span text:style-name="T17">self</text:span><text:span text:style-name="T15">.</text:span><text:span text:style-name="T12">y_velo</text:span></text:p>
            <text:p text:style-name="P4"><text:span text:style-name="T12"/></text:p>
            <text:p text:style-name="P4"><text:span text:style-name="T12"><text:s text:c="4"/></text:span><text:span text:style-name="T11">def</text:span><text:span text:style-name="T12"> </text:span><text:span text:style-name="T16">bounce</text:span><text:span text:style-name="T12">(</text:span><text:span text:style-name="T17">self</text:span><text:span text:style-name="T12">, grid_size):</text:span></text:p>
            <text:p text:style-name="P4"><text:span text:style-name="T12"><text:s text:c="8"/></text:span><text:span text:style-name="T11">if</text:span><text:span text:style-name="T12"> </text:span><text:span text:style-name="T17">self</text:span><text:span text:style-name="T15">.</text:span><text:span text:style-name="T12">x </text:span><text:span text:style-name="T15">&lt;</text:span><text:span text:style-name="T12"> </text:span><text:span text:style-name="T15">0</text:span><text:span text:style-name="T12"> </text:span><text:span text:style-name="T18">or</text:span><text:span text:style-name="T12"> </text:span><text:span text:style-name="T17">self</text:span><text:span text:style-name="T15">.</text:span><text:span text:style-name="T12">x </text:span><text:span text:style-name="T15">&gt;</text:span><text:span text:style-name="T12"> grid_size </text:span><text:span text:style-name="T15">-</text:span><text:span text:style-name="T12"> </text:span><text:span text:style-name="T15">1</text:span><text:span text:style-name="T12">:</text:span></text:p>
            <text:p text:style-name="P4"><text:span text:style-name="T12"><text:s text:c="12"/></text:span><text:span text:style-name="T17">self</text:span><text:span text:style-name="T15">.</text:span><text:span text:style-name="T12">x_velo </text:span><text:span text:style-name="T15">*=</text:span><text:span text:style-name="T12"> </text:span><text:span text:style-name="T15">-1</text:span></text:p>
            <text:p text:style-name="P4"><text:span text:style-name="T12"><text:s text:c="12"/></text:span><text:span text:style-name="T17">self</text:span><text:span text:style-name="T15">.</text:span><text:span text:style-name="T12">x </text:span><text:span text:style-name="T15">+=</text:span><text:span text:style-name="T12"> </text:span><text:span text:style-name="T17">self</text:span><text:span text:style-name="T15">.</text:span><text:span text:style-name="T12">x_velo</text:span></text:p>
            <text:p text:style-name="P4"><text:span text:style-name="T12"/></text:p>
            <text:p text:style-name="P4"><text:span text:style-name="T12"><text:s text:c="8"/></text:span><text:span text:style-name="T11">if</text:span><text:span text:style-name="T12"> </text:span><text:span text:style-name="T17">self</text:span><text:span text:style-name="T15">.</text:span><text:span text:style-name="T12">y </text:span><text:span text:style-name="T15">&lt;</text:span><text:span text:style-name="T12"> </text:span><text:span text:style-name="T15">0</text:span><text:span text:style-name="T12"> </text:span><text:span text:style-name="T18">or</text:span><text:span text:style-name="T12"> </text:span><text:span text:style-name="T17">self</text:span><text:span text:style-name="T15">.</text:span><text:span text:style-name="T12">y </text:span><text:span text:style-name="T15">&gt;</text:span><text:span text:style-name="T12"> grid_size </text:span><text:span text:style-name="T15">-</text:span><text:span text:style-name="T12"> </text:span><text:span text:style-name="T15">1</text:span><text:span text:style-name="T12">:</text:span></text:p>
            <text:p text:style-name="P4"><text:span text:style-name="T12"><text:s text:c="12"/></text:span><text:span text:style-name="T17">self</text:span><text:span text:style-name="T15">.</text:span><text:span text:style-name="T12">y_velo </text:span><text:span text:style-name="T15">*=</text:span><text:span text:style-name="T12"> </text:span><text:span text:style-name="T15">-1</text:span></text:p>
            <text:p text:style-name="P4"><text:span text:style-name="T12"><text:s text:c="12"/></text:span><text:span text:style-name="T17">self</text:span><text:span text:style-name="T15">.</text:span><text:span text:style-name="T12">y </text:span><text:span text:style-name="T15">+=</text:span><text:span text:style-name="T12"> </text:span><text:span text:style-name="T17">self</text:span><text:span text:style-name="T15">.</text:span><text:span text:style-name="T12">y_velo</text:span></text:p>
            <text:p text:style-name="P4"><text:span text:style-name="T12"/></text:p>
            <text:p text:style-name="P4"><text:span text:style-name="T11">class</text:span><text:span text:style-name="T12"> </text:span><text:span text:style-name="T13">Grid</text:span><text:span text:style-name="T12">():</text:span></text:p>
            <text:p text:style-name="P4"><text:span text:style-name="T12"><text:s text:c="4"/></text:span><text:span text:style-name="T11">def</text:span><text:span text:style-name="T12"> </text:span><text:span text:style-name="T16">__init__</text:span><text:span text:style-name="T12">(</text:span><text:span text:style-name="T17">self</text:span><text:span text:style-name="T12">, point_list</text:span><text:span text:style-name="T15">=</text:span><text:span text:style-name="T12">[], grid_size</text:span><text:span text:style-name="T15">=5</text:span><text:span text:style-name="T12">):</text:span></text:p>
            <text:p text:style-name="P4"><text:span text:style-name="T12"><text:s text:c="8"/></text:span><text:span text:style-name="T17">self</text:span><text:span text:style-name="T15">.</text:span><text:span text:style-name="T12">grid_size </text:span><text:span text:style-name="T15">=</text:span><text:span text:style-name="T12"> grid_size</text:span></text:p>
            <text:p text:style-name="P4"><text:span text:style-name="T12"><text:s text:c="8"/></text:span><text:span text:style-name="T17">self</text:span><text:span text:style-name="T15">.</text:span><text:span text:style-name="T12">grid </text:span><text:span text:style-name="T15">=</text:span><text:span text:style-name="T12"> [[</text:span><text:span text:style-name="T15">0</text:span><text:span text:style-name="T12">]</text:span><text:span text:style-name="T15">*</text:span><text:span text:style-name="T12">grid_size </text:span><text:span text:style-name="T11">for</text:span><text:span text:style-name="T12"> i </text:span><text:span text:style-name="T18">in</text:span><text:span text:style-name="T12"> </text:span><text:span text:style-name="T17">range</text:span><text:span text:style-name="T12">(grid_size)]</text:span></text:p>
            <text:p text:style-name="P4"><text:span text:style-name="T12"><text:s text:c="8"/></text:span><text:span text:style-name="T17">self</text:span><text:span text:style-name="T15">.</text:span><text:span text:style-name="T12">points </text:span><text:span text:style-name="T15">=</text:span><text:span text:style-name="T12"> point_list</text:span></text:p>
            <text:p text:style-name="P4"><text:span text:style-name="T12"/></text:p>
            <text:p text:style-name="P4"><text:span text:style-name="T12"><text:s text:c="4"/></text:span><text:span text:style-name="T11">def</text:span><text:span text:style-name="T12"> </text:span><text:span text:style-name="T16">step</text:span><text:span text:style-name="T12">(</text:span><text:span text:style-name="T17">self</text:span><text:span text:style-name="T12">):</text:span></text:p>
            <text:p text:style-name="P4"><text:span text:style-name="T12"><text:s text:c="8"/></text:span><text:span text:style-name="T11">for</text:span><text:span text:style-name="T12"> point </text:span><text:span text:style-name="T18">in</text:span><text:span text:style-name="T12"> </text:span><text:span text:style-name="T17">self</text:span><text:span text:style-name="T15">.</text:span><text:span text:style-name="T12">points:</text:span></text:p>
            <text:p text:style-name="P4"><text:span text:style-name="T12"><text:s text:c="12"/></text:span><text:span text:style-name="T17">self</text:span><text:span text:style-name="T15">.</text:span><text:span text:style-name="T12">grid[point</text:span><text:span text:style-name="T15">.</text:span><text:span text:style-name="T12">y][point</text:span><text:span text:style-name="T15">.</text:span><text:span text:style-name="T12">x] </text:span><text:span text:style-name="T15">=</text:span><text:span text:style-name="T12"> </text:span><text:span text:style-name="T15">1</text:span></text:p>
            <text:p text:style-name="P4"><text:span text:style-name="T12"/></text:p>
            <text:p text:style-name="P4"><text:span text:style-name="T12"><text:s text:c="8"/></text:span><text:span text:style-name="T11">for</text:span><text:span text:style-name="T12"> row </text:span><text:span text:style-name="T18">in</text:span><text:span text:style-name="T12"> </text:span><text:span text:style-name="T17">self</text:span><text:span text:style-name="T15">.</text:span><text:span text:style-name="T12">grid:</text:span></text:p>
            <text:p text:style-name="P4"><text:span text:style-name="T12"><text:s text:c="12"/></text:span><text:span text:style-name="T11">print</text:span><text:span text:style-name="T12">(row)</text:span></text:p>
            <text:p text:style-name="P4"><text:span text:style-name="T12"><text:s text:c="8"/></text:span><text:span text:style-name="T11">print</text:span><text:span text:style-name="T12">()</text:span></text:p>
            <text:p text:style-name="P4"><text:span text:style-name="T12"/></text:p>
            <text:p text:style-name="P4"><text:span text:style-name="T12"><text:s text:c="8"/></text:span><text:span text:style-name="T11">for</text:span><text:span text:style-name="T12"> point </text:span><text:span text:style-name="T18">in</text:span><text:span text:style-name="T12"> </text:span><text:span text:style-name="T17">self</text:span><text:span text:style-name="T15">.</text:span><text:span text:style-name="T12">points:</text:span></text:p>
            <text:p text:style-name="P4"><text:span text:style-name="T12"><text:s text:c="12"/></text:span><text:span text:style-name="T17">self</text:span><text:span text:style-name="T15">.</text:span><text:span text:style-name="T12">grid[point</text:span><text:span text:style-name="T15">.</text:span><text:span text:style-name="T12">y][point</text:span><text:span text:style-name="T15">.</text:span><text:span text:style-name="T12">x] </text:span><text:span text:style-name="T15">=</text:span><text:span text:style-name="T12"> </text:span><text:span text:style-name="T15">0</text:span></text:p>
            <text:p text:style-name="P4"><text:span text:style-name="T12"/></text:p>
            <text:p text:style-name="P4"><text:span text:style-name="T12"><text:s text:c="8"/></text:span><text:span text:style-name="T11">for</text:span><text:span text:style-name="T12"> point </text:span><text:span text:style-name="T18">in</text:span><text:span text:style-name="T12"> </text:span><text:span text:style-name="T17">self</text:span><text:span text:style-name="T15">.</text:span><text:span text:style-name="T12">points:</text:span></text:p>
            <text:p text:style-name="P4"><text:span text:style-name="T12"><text:s text:c="12"/></text:span><text:span text:style-name="T12">point</text:span><text:span text:style-name="T15">.</text:span><text:span text:style-name="T12">move()</text:span></text:p>
            <text:p text:style-name="P4"><text:span text:style-name="T12"><text:s text:c="12"/></text:span><text:span text:style-name="T12">point</text:span><text:span text:style-name="T15">.</text:span><text:span text:style-name="T12">bounce(</text:span><text:span text:style-name="T17">self</text:span><text:span text:style-name="T15">.</text:span><text:span text:style-name="T12">grid_size)</text:span></text:p>
            <text:p text:style-name="P4"><text:span text:style-name="T12"/></text:p>
            <text:p text:style-name="P4"><text:span text:style-name="T12">grid </text:span><text:span text:style-name="T15">=</text:span><text:span text:style-name="T12"> Grid([Point(</text:span><text:span text:style-name="T15">0</text:span><text:span text:style-name="T12">, </text:span><text:span text:style-name="T15">0</text:span><text:span text:style-name="T12">, </text:span><text:span text:style-name="T15">1</text:span><text:span text:style-name="T12">, </text:span><text:span text:style-name="T15">1</text:span><text:span text:style-name="T12">),</text:span></text:p>
            <text:p text:style-name="P4"><text:span text:style-name="T12"><text:s text:c="13"/></text:span><text:span text:style-name="T12">Point(</text:span><text:span text:style-name="T15">0</text:span><text:span text:style-name="T12">, </text:span><text:span text:style-name="T15">0</text:span><text:span text:style-name="T12">, </text:span><text:span text:style-name="T15">0</text:span><text:span text:style-name="T12">, </text:span><text:span text:style-name="T15">1</text:span><text:span text:style-name="T12">),</text:span></text:p>
            <text:p text:style-name="P4"><text:span text:style-name="T12"><text:s text:c="13"/></text:span><text:span text:style-name="T12">Point(</text:span><text:span text:style-name="T15">4</text:span><text:span text:style-name="T12">, </text:span><text:span text:style-name="T15">4</text:span><text:span text:style-name="T12">, </text:span><text:span text:style-name="T15">-1</text:span><text:span text:style-name="T12">, </text:span><text:span text:style-name="T15">-1</text:span><text:span text:style-name="T12">),</text:span></text:p>
            <text:p text:style-name="P4"><text:span text:style-name="T12"><text:s text:c="13"/></text:span><text:span text:style-name="T12">Point(</text:span><text:span text:style-name="T15">4</text:span><text:span text:style-name="T12">, </text:span><text:span text:style-name="T15">4</text:span><text:span text:style-name="T12">, </text:span><text:span text:style-name="T15">0</text:span><text:span text:style-name="T12">, </text:span><text:span text:style-name="T15">-1</text:span><text:span text:style-name="T12">)])</text:span></text:p>
            <text:p text:style-name="P4"><text:span text:style-name="T12"/></text:p>
            <text:p text:style-name="P4"><text:span text:style-name="T11">for</text:span><text:span text:style-name="T12"> i </text:span><text:span text:style-name="T18">in</text:span><text:span text:style-name="T12"> </text:span><text:span text:style-name="T17">range</text:span><text:span text:style-name="T12">(</text:span><text:span text:style-name="T15">5</text:span><text:span text:style-name="T12">):</text:span></text:p>
            <text:p text:style-name="P4"><text:span text:style-name="T12"><text:s text:c="4"/></text:span><text:span text:style-name="T12">grid</text:span><text:span text:style-name="T15">.</text:span><text:span text:style-name="T12">step()</text:span></text:p>
          </draw:text-box>
        </draw:frame>
        <draw:line draw:style-name="gr4" draw:text-style-name="P8" draw:layer="layout" svg:x1="12.164cm" svg:y1="11.176cm" svg:x2="7.338cm" svg:y2="11.176cm">
          <text:p/>
        </draw:line>
        <draw:frame draw:style-name="gr23" draw:text-style-name="P6" draw:layer="layout" svg:width="12.728cm" svg:height="1.673cm" svg:x="12.164cm" svg:y="10.668cm">
          <draw:text-box>
            <text:p>Every point goes through the same process</text:p>
            <text:p>Reduces amount of code to write</text:p>
          </draw:text-box>
        </draw:frame>
        <draw:line draw:style-name="gr4" draw:text-style-name="P8" draw:layer="layout" svg:x1="11.938cm" svg:y1="14.732cm" svg:x2="7.874cm" svg:y2="14.732cm">
          <text:p/>
        </draw:line>
        <draw:frame draw:style-name="gr24" draw:text-style-name="P6" draw:layer="layout" svg:width="11.775cm" svg:height="0.962cm" svg:x="11.938cm" svg:y="14.224cm">
          <draw:text-box>
            <text:p>Point variables are only typed four times</text:p>
          </draw:text-box>
        </draw:frame>
        <draw:line draw:style-name="gr4" draw:text-style-name="P8" draw:layer="layout" svg:x1="11.176cm" svg:y1="18.288cm" svg:x2="6.35cm" svg:y2="18.288cm">
          <text:p/>
        </draw:line>
        <draw:frame draw:style-name="gr25" draw:text-style-name="P6" draw:layer="layout" svg:width="11.78cm" svg:height="0.962cm" svg:x="11.43cm" svg:y="17.78cm">
          <draw:text-box>
            <text:p>Grid class accepts any number of point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text:style-name="P10">Every small detail is significant in code</text:p>
                <text:list>
                  <text:list-item>
                    <text:p text:style-name="P10">Errors and inconsistencies can drag down a project to retirement</text:p>
                  </text:list-item>
                </text:list>
              </text:list-item>
              <text:list-item>
                <text:p text:style-name="P10">Many techniques to approach coding</text:p>
                <text:list>
                  <text:list-item>
                    <text:p text:style-name="P10">Most programming languages pull from the same well</text:p>
                  </text:list-item>
                  <text:list-item>
                    <text:p text:style-name="P10">This code was in Python but the concepts are easily applicable in Java, C++, etc..</text:p>
                  </text:list-item>
                </text:list>
              </text:list-item>
              <text:list-item>
                <text:p text:style-name="P10">Understanding the dynamics of software development guides your designs cho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13:44:05.208579993</meta:creation-date>
    <dc:date>2016-02-22T10:18:56.046209487</dc:date>
    <meta:editing-duration>PT2H49M43S</meta:editing-duration>
    <meta:editing-cycles>18</meta:editing-cycles>
    <meta:generator>LibreOffice/5.0.5.2$Linux_X86_64 LibreOffice_project/00m0$Build-2</meta:generator>
    <meta:document-statistic meta:object-count="108"/>
  </office:meta>
</office:document-meta>
</file>